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D20000038661815A71.png"/>
  <manifest:file-entry manifest:media-type="image/png" manifest:full-path="Pictures/10000000000002EC000001666CA815D4.png"/>
  <manifest:file-entry manifest:media-type="image/png" manifest:full-path="Pictures/1000000000000892000003E842F00C3D.png"/>
  <manifest:file-entry manifest:media-type="image/png" manifest:full-path="Pictures/1000000000000934000005D629C49DB8.png"/>
  <manifest:file-entry manifest:media-type="image/png" manifest:full-path="Pictures/10000000000008520000049C33866F7D.png"/>
  <manifest:file-entry manifest:media-type="image/png" manifest:full-path="Pictures/1000000000000700000001B24DB0A6C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1.6764in" draw:z-index="0"><draw:image xlink:href="Pictures/1000000000000700000001B24DB0A6C7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1555in" draw:z-index="1"><draw:image xlink:href="Pictures/1000000000000892000003E842F00C3D.png" xlink:type="simple" xlink:show="embed" xlink:actuate="onLoad"/></draw:frame></text:p>
      <text:p text:style-name="Standard"><draw:frame draw:style-name="fr1" draw:name="graphics3" text:anchor-type="paragraph" svg:width="6.9252in" svg:height="3.8362in" draw:z-index="2"><draw:image xlink:href="Pictures/10000000000008520000049C33866F7D.png" xlink:type="simple" xlink:show="embed" xlink:actuate="onLoad"/></draw:frame></text:p>
      <text:p text:style-name="Standard"><draw:frame draw:style-name="fr2" draw:name="graphics4" text:anchor-type="paragraph" svg:width="6.7917in" svg:height="6.2638in" draw:z-index="3"><draw:image xlink:href="Pictures/10000000000003D20000038661815A71.png" xlink:type="simple" xlink:show="embed" xlink:actuate="onLoad"/></draw:frame><text:soft-page-break/></text:p>
      <text:p text:style-name="Standard"><draw:frame draw:style-name="fr2" draw:name="graphics5" text:anchor-type="paragraph" svg:width="5.1945in" svg:height="2.4862in" draw:z-index="4"><draw:image xlink:href="Pictures/10000000000002EC000001666CA815D4.png" xlink:type="simple" xlink:show="embed" xlink:actuate="onLoad"/></draw:frame></text:p>
      <text:p text:style-name="Standard"/>
      <text:p text:style-name="Standard"><draw:frame draw:style-name="fr1" draw:name="graphics6" text:anchor-type="paragraph" svg:width="6.9252in" svg:height="4.3909in" draw:z-index="5"><draw:image xlink:href="Pictures/1000000000000934000005D629C49DB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hesh Rajannan</meta:initial-creator>
    <meta:creation-date>2015-09-16T17:15:31</meta:creation-date>
    <dc:date>2015-09-16T17:31:45</dc:date>
    <dc:creator>Mahesh Rajannan</dc:creator>
    <meta:editing-duration>PT4M57S</meta:editing-duration>
    <meta:editing-cycles>3</meta:editing-cycles>
    <meta:generator>OpenOffice/4.1.0$Unix OpenOffice.org_project/410m18$Build-9764</meta:generator>
    <meta:document-statistic meta:table-count="0" meta:image-count="6" meta:object-count="0" meta:page-count="3" meta:paragraph-count="0" meta:word-count="0" meta:character-count="0"/>
  </office:meta>
</office:document-meta>
</file>